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7">
            <text:p>117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6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5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3">
            <text:p>45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15">
            <text:p>41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0">
            <text:p>25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02">
            <text:p>40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68">
            <text:p>46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5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92">
            <text:p>49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5" table:number-columns-repeated="2"/>
          <table:table-cell/>
          <table:table-cell table:style-name="ce25" table:number-columns-repeated="15"/>
          <table:table-cell table:number-columns-repeated="227"/>
        </table:table-row>
        <table:table-row table:style-name="ro3" table:number-rows-repeated="1048422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7">05/17/2014</text:date>, <text:time>03:1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5-17T03:15:05.21</dc:date>
    <meta:editing-duration>P6DT22H24M50S</meta:editing-duration>
    <meta:editing-cycles>98</meta:editing-cycles>
    <meta:document-statistic meta:table-count="1" meta:cell-count="2482" meta:object-count="0"/>
  </office:meta>
</office:document-meta>
</file>